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1-21T19:32:48" calcext:value-type="date">
            <text:p>2021-11-21 19:32:48</text:p>
          </table:table-cell>
          <table:table-cell table:style-name="ce22" office:value-type="date" office:date-value="2021-11-21" calcext:value-type="date">
            <text:p>2021-11-21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9H32M49S" calcext:value-type="time">
            <text:p>19:32:49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1-21T19:32:49" calcext:value-type="date">
            <text:p>2021-11-21 19:32:49</text:p>
          </table:table-cell>
          <table:table-cell table:style-name="ce23" office:value-type="date" office:date-value="2021-11-21" calcext:value-type="date">
            <text:p>2021-11-21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7H32M50S" calcext:value-type="time">
            <text:p>07:32:50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1-21T19:32:50" calcext:value-type="date">
            <text:p>2021-11-21 19:32:50</text:p>
          </table:table-cell>
          <table:table-cell table:style-name="ce24" office:value-type="date" office:date-value="2021-11-21" calcext:value-type="date">
            <text:p>2021-11-21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9H32M50S" calcext:value-type="time">
            <text:p>19:32:50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1-21T19:32:50" calcext:value-type="date">
            <text:p>2021-11-21 19:32:50</text:p>
          </table:table-cell>
          <table:table-cell table:style-name="ce25" office:value-type="date" office:date-value="2021-11-21" calcext:value-type="date">
            <text:p>2021-11-21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7H32M50S" calcext:value-type="time">
            <text:p>07:32:50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1-21T19:32:50" calcext:value-type="date">
            <text:p>2021-11-21 19:32:50</text:p>
          </table:table-cell>
          <table:table-cell table:style-name="ce26" office:value-type="date" office:date-value="2021-11-21" calcext:value-type="date">
            <text:p>2021-11-21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9H32M50S" calcext:value-type="time">
            <text:p>19:32:50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1-21T19:32:50" calcext:value-type="date">
            <text:p>2021-11-21 19:32:50</text:p>
          </table:table-cell>
          <table:table-cell table:style-name="ce27" office:value-type="date" office:date-value="2021-11-21" calcext:value-type="date">
            <text:p>2021-11-21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7H32M51S" calcext:value-type="time">
            <text:p>07:32:51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1-21T19:32:51" calcext:value-type="date">
            <text:p>2021-11-21 19:32:51</text:p>
          </table:table-cell>
          <table:table-cell table:style-name="ce28" office:value-type="date" office:date-value="2021-11-21" calcext:value-type="date">
            <text:p>2021-11-21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9H32M51S" calcext:value-type="time">
            <text:p>19:32:51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1-21T19:32:51" calcext:value-type="date">
            <text:p>2021-11-21 19:32:51</text:p>
          </table:table-cell>
          <table:table-cell table:style-name="ce29" office:value-type="date" office:date-value="2021-11-21" calcext:value-type="date">
            <text:p>2021-11-21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7H32M51S" calcext:value-type="time">
            <text:p>07:32:51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1-21T19:32:51" calcext:value-type="date">
            <text:p>2021-11-21 19:32:51</text:p>
          </table:table-cell>
          <table:table-cell table:style-name="ce30" office:value-type="date" office:date-value="2021-11-21" calcext:value-type="date">
            <text:p>2021-11-21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9H32M52S" calcext:value-type="time">
            <text:p>19:32:52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1-21T19:32:52" calcext:value-type="date">
            <text:p>2021-11-21 19:32:52</text:p>
          </table:table-cell>
          <table:table-cell table:style-name="ce31" office:value-type="date" office:date-value="2021-11-21" calcext:value-type="date">
            <text:p>2021-11-21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7H32M52S" calcext:value-type="time">
            <text:p>07:32:52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1-21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6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18.629625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90" calcext:value-type="float">
            <text:p>290</text:p>
          </table:table-cell>
          <table:table-cell office:value-type="float" office:value="12.441942" calcext:value-type="float">
            <text:p>12,44</text:p>
          </table:table-cell>
          <table:table-cell office:value-type="float" office:value="0.042748845890411" calcext:value-type="float">
            <text:p>0,0427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1.469566" calcext:value-type="float">
            <text:p>1,47</text:p>
          </table:table-cell>
          <table:table-cell office:value-type="float" office:value="0.1469566" calcext:value-type="float">
            <text:p>0,146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103233" calcext:value-type="float">
            <text:p>0,10</text:p>
          </table:table-cell>
          <table:table-cell office:value-type="float" office:value="0.012904125" calcext:value-type="float">
            <text:p>0,012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47989" calcext:value-type="float">
            <text:p>0,48</text:p>
          </table:table-cell>
          <table:table-cell office:value-type="float" office:value="0.095978" calcext:value-type="float">
            <text:p>0,095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546809" calcext:value-type="float">
            <text:p>0,55</text:p>
          </table:table-cell>
          <table:table-cell office:value-type="float" office:value="0.2734045" calcext:value-type="float">
            <text:p>0,273405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5" calcext:value-type="float">
            <text:p>315</text:p>
          </table:table-cell>
          <table:table-cell table:style-name="ce87" table:formula="of:=SUM([.C4:.C8])" office:value-type="float" office:value="15.04144" calcext:value-type="float">
            <text:p>15,04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9:32:42.7891318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19:32:38</meta:creation-date>
    <meta:generator>LibreOffice/7.1.7.2$Linux_X86_64 LibreOffice_project/10$Build-2</meta:generator>
    <meta:editing-duration>PT22S</meta:editing-duration>
    <meta:editing-cycles>2</meta:editing-cycles>
    <meta:initial-creator>Turulomio</meta:initial-creator>
    <dc:description>This file have been generated with UnoGenerator-0.14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1-21T19:33:05.035814985</dc:date>
    <dc:title>Ejemplo ODS con UnoGenerator</dc:title>
    <meta:document-statistic meta:table-count="5" meta:cell-count="318" meta:object-count="0"/>
  </office:meta>
</office:document-meta>
</file>